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gne éditorial</text:p>
      <text:p text:style-name="Standard"/>
      <text:p text:style-name="Standard">Concevoir les article comme des teaser ou des best of. Faut que ce soit cool quitte a etre carrément subjectif mais rigueur et faire attention à ne pas etre trop radiacl , d'etre compéhensif avec les lecteur iphoné.</text:p>
      <text:p text:style-name="Standard"/>
      <text:p text:style-name="Standard">Faire une page spécial, peut importe dans quelle rubrique « Alternative to » (par exemple quand on va présenter les différent moteur de recherche et navigateur</text:p>
      <text:p text:style-name="Standard"/>
      <text:p text:style-name="Standard">Garder le modèle Iso pour cerner le champs des sujet qu’il est possible de traiter tout en étant cohérent.</text:p>
      <text:p text:style-name="Standard"/>
      <text:p text:style-name="Standard">Si le fanzine était une personne, </text:p>
      <text:p text:style-name="Standard">elle serait surtout  : Malin, Filou ? Humilité intelectuelle, amateur passionné et assumé. Qui se soulève des question sans prétendre avoir la vérité.</text:p>
      <text:p text:style-name="Standard"/>
      <text:p text:style-name="Standard"/>
      <text:p text:style-name="Standard"/>
      <text:p text:style-name="Standard">elle serait surtout pas : niais, bisounours, moralisateur, extrémiste</text:p>
      <text:p text:style-name="Standard"/>
      <text:p text:style-name="Standard"/>
      <text:p text:style-name="Standard">Pierre Galand, lui faire un élève impétueux. Une fille. Qui représenter la tentation du radicalisme et du nihilisme ? Histoire d’avoir un dialogue et un personnage un peu plus sexy.</text:p>
      <text:p text:style-name="Standard">Nos personnage pourrait aller poser des question a steve jobs lui même. </text:p>
      <text:p text:style-name="Standard"/>
      <text:p text:style-name="Standard">Il faudrait trouver un nom de collectif. Ex : « les humanoide associé présente . . . »</text:p>
      <text:p text:style-name="Standard"/>
      <text:p text:style-name="Standard"/>
      <text:p text:style-name="Standard">Qui sont nos lecteurs ?</text:p>
      <text:p text:style-name="Standard">- personne qui veulent se mettre a jour en informatique gentillement,</text:p>
      <text:p text:style-name="Standard">- Pour le travail graphique</text:p>
      <text:p text:style-name="Standard">- des déjà geek qui veulent rigoler et corriger</text:p>
      <text:p text:style-name="Standard">- les curieux de l’actualité</text:p>
      <text:p text:style-name="Standard">- ceux qui veulent juste faire les jeux.</text:p>
      <text:list xml:id="list488234939345756083" text:style-name="L1">
        <text:list-item>
          <text:p text:style-name="P1">les militants et féministe.</text:p>
        </text:list-item>
        <text:list-item>
          <text:p text:style-name="P1">jeun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9T15:31:50.349792909</meta:creation-date>
    <dc:date>2018-10-04T10:51:06.80</dc:date>
    <meta:editing-duration>PT11H51M43S</meta:editing-duration>
    <meta:editing-cycles>6</meta:editing-cycles>
    <meta:generator>OpenOffice/4.1.5$Win32 OpenOffice.org_project/415m1$Build-9789</meta:generator>
    <dc:creator>Arriette Lecouineur</dc:creator>
    <meta:document-statistic meta:table-count="0" meta:image-count="0" meta:object-count="0" meta:page-count="1" meta:paragraph-count="18" meta:word-count="233" meta:character-count="1356"/>
  </office:meta>
</office:document-meta>
</file>